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QL ANTIPATTERNS</text:p>
      <text:p text:style-name="P1"/>
      <text:p text:style-name="P3">1. Antipatron Evitando la interseccion</text:p>
      <text:p text:style-name="P2">En casos de una relacion de muchos a muchos, la mejor solucion es crear una tabla de interseccion.</text:p>
      <text:p text:style-name="P2"/>
      <text:list xml:id="list729368932159450039" text:style-name="L1">
        <text:list-item>
          <text:list>
            <text:list-item>
              <text:p text:style-name="P4">Objetivo : <text:s/><text:span text:style-name="T1">Almacencar atributos de multivalor.</text:span></text:p>
              <text:p text:style-name="P4"><text:span text:style-name="T1">Cuando una columna en una tabla tiene un valor podemos elegir un tipo de dato sql para representar una sola instancia del valor, por ejemplo date, integer o string pero ¿como almacenamos una colección de valore relacionados en una columna?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v </meta:initial-creator>
    <meta:creation-date>2017-12-03T20:22:46.95</meta:creation-date>
    <meta:document-statistic meta:table-count="0" meta:image-count="0" meta:object-count="0" meta:page-count="1" meta:paragraph-count="5" meta:word-count="72" meta:character-count="441"/>
    <dc:date>2017-12-03T22:31:06.55</dc:date>
    <dc:creator>cv </dc:creator>
    <meta:editing-duration>PT1H37M46S</meta:editing-duration>
    <meta:editing-cycles>1</meta:editing-cycles>
    <meta:generator>OpenOffice/4.1.4$Win32 OpenOffice.org_project/414m5$Build-9788</meta:generator>
  </office:meta>
</office:document-meta>
</file>